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5.095cm" fo:margin-left="-0.086cm" fo:margin-right="-0.007cm" table:align="margins"/>
    </style:style>
    <style:style style:name="Tabela2.A" style:family="table-column">
      <style:table-column-properties style:column-width="9.999cm" style:rel-column-width="5669*"/>
    </style:style>
    <style:style style:name="Tabela2.B" style:family="table-column">
      <style:table-column-properties style:column-width="5.094cm" style:rel-column-width="2888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5cm" fo:margin-left="0cm" fo:margin-right="0.002cm" table:align="margins"/>
    </style:style>
    <style:style style:name="Tabela1.A" style:family="table-column">
      <style:table-column-properties style:column-width="0.286cm" style:rel-column-width="1248*"/>
    </style:style>
    <style:style style:name="Tabela1.B" style:family="table-column">
      <style:table-column-properties style:column-width="14.714cm" style:rel-column-width="64287*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text-properties fo:font-size="4pt" style:font-size-asian="3.5pt" style:font-size-complex="4pt"/>
    </style:style>
    <style:style style:name="P3" style:family="paragraph" style:parent-style-name="Text_20_body">
      <style:paragraph-properties fo:margin-top="0cm" fo:margin-bottom="0cm"/>
      <style:text-properties fo:font-size="12pt" style:font-size-asian="12pt" style:font-size-complex="12pt"/>
    </style:style>
    <style:style style:name="P4" style:family="paragraph" style:parent-style-name="Heading_20_1">
      <style:paragraph-properties fo:margin-top="0cm" fo:margin-bottom="0cm" fo:text-align="start" style:justify-single-word="false"/>
      <style:text-properties fo:font-size="16pt" style:font-size-asian="16pt" style:font-size-complex="16pt"/>
    </style:style>
    <style:style style:name="P5" style:family="paragraph" style:parent-style-name="Header">
      <style:paragraph-properties fo:margin-top="0cm" fo:margin-bottom="0cm" fo:text-align="start" style:justify-single-word="false"/>
    </style:style>
    <style:style style:name="P6" style:family="paragraph" style:parent-style-name="Header">
      <style:paragraph-properties fo:margin-top="0cm" fo:margin-bottom="0cm" fo:text-align="end" style:justify-single-word="false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1"/>
    <style:style style:name="P9" style:family="paragraph" style:parent-style-name="Table_20_Contents" style:list-style-name="L2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3"/>
    <style:style style:name="P13" style:family="paragraph" style:parent-style-name="Table_20_Contents" style:list-style-name="L3"/>
    <style:style style:name="P14" style:family="paragraph" style:parent-style-name="Table_20_Contents" style:list-style-name="L3"/>
    <style:style style:name="P15" style:family="paragraph" style:parent-style-name="Table_20_Contents" style:list-style-name="L4"/>
    <style:style style:name="P16" style:family="paragraph" style:parent-style-name="Table_20_Contents" style:list-style-name="L4"/>
    <style:style style:name="P17" style:family="paragraph" style:parent-style-name="Table_20_Contents" style:list-style-name="L2"/>
    <style:style style:name="P18" style:family="paragraph" style:parent-style-name="Table_20_Contents" style:list-style-name="L2"/>
    <style:style style:name="P19" style:family="paragraph" style:parent-style-name="Table_20_Contents" style:list-style-name="L2"/>
    <style:style style:name="P20" style:family="paragraph" style:parent-style-name="Table_20_Contents" style:list-style-name="L1"/>
    <style:style style:name="P21" style:family="paragraph" style:parent-style-name="Table_20_Contents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rlos Eduardo Benevides Bezerra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Av. Ipiranga, 7531/201 – Jardim Botânico – Porto Alegre – RS</text:p>
          </table:table-cell>
          <table:table-cell table:style-name="Tabela2.A1" office:value-type="string">
            <text:p text:style-name="P6">kdubezerra@gmail.com</text:p>
            <text:p text:style-name="P6">(51) 8406 5986</text:p>
          </table:table-cell>
        </table:table-row>
      </table:table>
      <text:p text:style-name="P3"/>
      <text:p text:style-name="P3">Bacharel em ciência da computação (2006) com inglês avançado. Mestrando em computação pela UFRGS. Experiência com linguagens C, C++, Java e VB.</text:p>
      <text:p text:style-name="P3"/>
      <text:p text:style-name="P3">Busca colocação em início de carreira profissional na área de desenvolvimento de software.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number-columns-spanned="2" office:value-type="string">
            <text:p text:style-name="Categoria">Formação</text:p>
          </table:table-cell>
          <table:covered-table-cell/>
        </table:table-row>
        <table:table-row>
          <table:table-cell office:value-type="string">
            <text:p text:style-name="Standard"/>
          </table:table-cell>
          <table:table-cell office:value-type="string">
            <text:list text:style-name="L1">
              <text:list-item>
                <text:p text:style-name="P7">Mestrando em Computação pela UFRGS</text:p>
              </text:list-item>
              <text:list-item>
                <text:p text:style-name="P7">Graduado em Ciência da Computação pela UFBA. Conclusão em 2006/2.</text:p>
              </text:list-item>
              <text:list-item>
                <text:p text:style-name="P7">Cursos complementares: alemão (Alles Gute!, autodidata, nível básico), francês (Alliance Française, em curso, conclusão do nível Basique prevista para o final de 2008).]</text:p>
              </text:list-item>
              <text:list-item>
                <text:p text:style-name="P7">Conhecimento em inglês adquirido com a vivência.</text:p>
              </text:list-item>
            </text:list>
          </table:table-cell>
        </table:table-row>
        <table:table-row>
          <table:table-cell table:number-columns-spanned="2" office:value-type="string">
            <text:p text:style-name="Categoria">Experiência</text:p>
          </table:table-cell>
          <table:covered-table-cell/>
        </table:table-row>
        <table:table-row>
          <table:table-cell office:value-type="string">
            <text:p text:style-name="Standard"/>
          </table:table-cell>
          <table:table-cell office:value-type="string">
            <text:list text:style-name="L2">
              <text:list-item>
                <text:p text:style-name="P9">2005 – Estágio na Jabil Circuits, (15 meses), com desenvolvimento em VB e VB.net, além de pesquisa com redes sem-fio IEEE 802.11. </text:p>
              </text:list-item>
              <text:list-item>
                <text:p text:style-name="P9">2006 – Estágio de desenvolvimeno web com Java, Struts, Hybernate e PostgreSQL.</text:p>
              </text:list-item>
              <text:list-item>
                <text:p text:style-name="P9">2006 – Desenvolvimento do módulo de rede da engine para jogos <text:span text:style-name="T1">InGE</text:span>, (com C, C++, SDL e XML) em um grupo independente de pesquisa em entretenimento digital da UFBA.</text:p>
              </text:list-item>
              <text:list-item>
                <text:p text:style-name="P9">2006 – Desenvolvimento do jogo <text:span text:style-name="T1">We Are The Champions</text:span>, baseado na engine <text:span text:style-name="T1">InGE</text:span><text:span text:style-name="T2">, obtendo o 3º lugar no Festival de Jogos do SBGames de 2006.</text:span></text:p>
              </text:list-item>
              <text:list-item>
                <text:p text:style-name="P9">2007 – Desenvolvimento do módulo de multi-servidor da biblioteca para jogos em rede P2PSE, na UFRGS.</text:p>
              </text:list-item>
            </text:list>
          </table:table-cell>
        </table:table-row>
        <table:table-row>
          <table:table-cell table:number-columns-spanned="2" office:value-type="string">
            <text:p text:style-name="Categoria">Atividades complementares</text:p>
          </table:table-cell>
          <table:covered-table-cell/>
        </table:table-row>
        <table:table-row>
          <table:table-cell office:value-type="string">
            <text:p text:style-name="Standard"/>
          </table:table-cell>
          <table:table-cell office:value-type="string">
            <text:list text:style-name="L3">
              <text:list-item>
                <text:p text:style-name="P11">Membro do grupo de pesquisa em jogos <text:span text:style-name="T1">indigente</text:span><text:span text:style-name="T2">.</text:span></text:p>
              </text:list-item>
              <text:list-item>
                <text:p text:style-name="P11">Diretor Financeiro da Empresa Junior da IDEP/SEAD, gestão 2004.</text:p>
              </text:list-item>
              <text:list-item>
                <text:p text:style-name="P11">Palestrante no Encontro Estadual de Gestão Financeira, com o tema “Variação cambial e as ações de mineradoras no Brasil”, 2005.</text:p>
              </text:list-item>
              <text:list-item>
                <text:p text:style-name="P11">Consultor não-remunerado no departamento de aposentadorias e pensões no sindicato dos pescadores.</text:p>
              </text:list-item>
            </text:list>
          </table:table-cell>
        </table:table-row>
        <table:table-row>
          <table:table-cell table:number-columns-spanned="2" office:value-type="string">
            <text:p text:style-name="Categoria">Outras informações</text:p>
          </table:table-cell>
          <table:covered-table-cell/>
        </table:table-row>
        <table:table-row>
          <table:table-cell office:value-type="string">
            <text:p text:style-name="Standard"/>
          </table:table-cell>
          <table:table-cell office:value-type="string">
            <text:list text:style-name="L4">
              <text:list-item>
                <text:p text:style-name="P15">Residiu em Detroit por 10 meses (intercâmbio estudantil) – 2000</text:p>
              </text:list-item>
              <text:list-item>
                <text:p text:style-name="P15">22 anos, residente em Florianópolis, disponibilidade para mudança de estado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paragraph-properties fo:margin-top="0.7cm" fo:margin-bottom="0.3cm" fo:text-align="center" style:justify-single-word="false" fo:background-color="#cccccc" fo:padding="0.049cm" fo:border="0.002cm solid #000000" style:shadow="none">
        <style:background-image/>
      </style:paragraph-properties>
      <style:text-properties fo:font-size="14pt" fo:font-weight="bold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pm1">
      <style:page-layout-properties fo:page-width="21.001cm" fo:page-height="29.7cm" style:num-format="1" style:print-orientation="portrait" fo:margin-top="2cm" fo:margin-bottom="2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Currículo resumido – página única – modelo de currículo © www.efetividade.n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ugusto Campos</meta:initial-creator>
    <meta:creation-date>2007-04-28T14:08:36</meta:creation-date>
    <dc:date>2008-06-04T16:32:37</dc:date>
    <meta:printed-by>Augusto Campos</meta:printed-by>
    <meta:print-date>2007-04-28T16:45:04</meta:print-date>
    <dc:language>pt-BR</dc:language>
    <meta:editing-cycles>14</meta:editing-cycles>
    <meta:editing-duration>PT3H31M5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6" meta:word-count="284" meta:character-count="1894"/>
  </office:meta>
</office:document-meta>
</file>